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adi/adiInfoGenerales#%</text:p>
      <text:p text:style-name="Standard"/>
      <text:p text:style-name="Standard">%#include AL/adi/decompteAdiResume#%</text:p>
      <text:p text:style-name="Standard"/>
      <text:p text:style-name="Standard">%#include AL/CVCI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4.577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/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24T13:31:35</meta:creation-date>
    <dc:date>2014-10-23T11:46:29.45</dc:date>
    <meta:editing-cycles>217</meta:editing-cycles>
    <meta:editing-duration>PT18H2M4S</meta:editing-duration>
    <meta:document-statistic meta:table-count="0" meta:image-count="0" meta:object-count="0" meta:page-count="1" meta:paragraph-count="6" meta:word-count="10" meta:character-count="154"/>
    <meta:user-defined meta:name="Info 1"/>
    <meta:user-defined meta:name="Info 2"/>
    <meta:user-defined meta:name="Info 3"/>
    <meta:user-defined meta:name="Info 4"/>
  </office:meta>
</office:document-meta>
</file>